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>
      <style:text-properties officeooo:paragraph-rsid="0fc6bee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96de95"/>
    </style:style>
    <style:style style:name="T206" style:family="text">
      <style:text-properties officeooo:rsid="0fad59bb"/>
    </style:style>
    <style:style style:name="T20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 LTS</text:user-field-get></text:span></text:span><text:span text:style-name="Strong_20_Emphasis"><text:span text:style-name="T95"><text:note text:id="ftn1" text:note-class="footnote"><text:note-citation>1</text:note-citation><text:note-body><text:p text:style-name="P67"><text:span text:style-name="T122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4"><text:s/></text:span><text:span text:style-name="Strong_20_Emphasis"><text:span text:style-name="T127"><text:user-field-get text:name="Distro">Ubuntu</text:user-field-get></text:span></text:span><text:span text:style-name="T123"><text:s/></text:span><text:span text:style-name="T128"><text:user-field-get text:name="Version">22.04 LTS</text:user-field-get></text:span><text:span text:style-name="T128"><text:s/></text:span><text:span text:style-name="Strong_20_Emphasis"><text:span text:style-name="T129"><text:user-field-get text:name="Edition">Server</text:user-field-get></text:span></text:span><text:span text:style-name="T122"><text:s/>(codenamed </text:span><text:span text:style-name="T126">j</text:span><text:span text:style-name="T122">ammy) will be </text:span><text:span text:style-name="T125">supported</text:span><text:span text:style-name="T122"> for five years until April 2027.</text:span></text:p></text:note-body></text:note></text:span></text:span><text:span text:style-name="Strong_20_Emphasis"><text:span text:style-name="T96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6"/>
      <text:p text:style-name="P7"><text:span text:style-name="T108">Fill in the </text:span><text:span text:style-name="Strong_20_Emphasis"><text:span text:style-name="T63"><text:s/></text:span></text:span><text:span text:style-name="Strong_20_Emphasis"><text:span text:style-name="T40">text box</text:span></text:span><text:span text:style-name="T108"> behind the </text:span><text:span text:style-name="T116">underlined</text:span><text:span text:style-name="T109"> </text:span><text:span text:style-name="T108">words, see [explanation]:</text:span></text:p>
      <text:p text:style-name="P5"><text:span text:style-name="Definition"><text:span text:style-name="T203">user</text:span></text:span><text:span text:style-name="T157"><text:tab/><text:tab/></text:span><text:span text:style-name="T167"> <text:tab/><text:tab/><text:tab/></text:span><text:span text:style-name="T158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58"><text:tab/></text:span><text:span text:style-name="T159">[</text:span><text:span text:style-name="T160">f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4">a</text:span><text:span text:style-name="T169">n </text:span><text:span text:style-name="T174">Jansen</text:span><text:span text:style-name="T175">]</text:span></text:p>
      <text:p text:style-name="P50"><text:span text:style-name="Definition"><text:span text:style-name="T173">USER</text:span></text:span><text:span text:style-name="Definition"><text:span text:style-name="T202">na</text:span></text:span><text:span text:style-name="Definition"><text:span text:style-name="T204">me</text:span></text:span><text:span text:style-name="T172"><text:tab/><text:tab/><text:tab/></text:span><text:span text:style-name="T172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2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3">j</text:span><text:span text:style-name="T104">a</text:span><text:span text:style-name="T103">n</text:span><text:span text:style-name="T105">]</text:span></text:p>
      <text:p text:style-name="P4"><text:span text:style-name="Definition"><text:span text:style-name="T205">serv</text:span></text:span><text:span text:style-name="Definition"><text:span text:style-name="T202">ERNA</text:span></text:span><text:span text:style-name="Definition"><text:span text:style-name="T204">me</text:span></text:span><text:span text:style-name="T176"><text:tab/><text:tab/></text:span><text:span text:style-name="T202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2"><text:tab/></text:span><text:span text:style-name="T177">[</text:span><text:span text:style-name="T178">na</text:span><text:span text:style-name="T182">me of the</text:span><text:span text:style-name="T178"> </text:span><text:span text:style-name="T183">server</text:span><text:span text:style-name="T179">, </text:span><text:span text:style-name="T182">e.g.</text:span><text:span text:style-name="T180"> </text:span><text:span text:style-name="T183">sv</text:span><text:span text:style-name="T181">02</text:span><text:span text:style-name="T177">]</text:span></text:p>
      <text:p text:style-name="P9"><text:span text:style-name="Definition"><text:span text:style-name="T185">USER</text:span></text:span><text:span text:style-name="T184"><text:tab/><text:tab/></text:span><text:span text:style-name="T167"> <text:tab/><text:tab/><text:tab/></text:span><text:span text:style-name="T158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58"><text:tab/></text:span><text:span text:style-name="T159">[</text:span><text:span text:style-name="T161">full </text:span><text:span text:style-name="T162">na</text:span><text:span text:style-name="T163">me</text:span><text:span text:style-name="T162"> possibly </text:span><text:span text:style-name="T164">addit</text:span><text:span text:style-name="T166">i</text:span><text:span text:style-name="T164">onal </text:span><text:span text:style-name="T165">user</text:span><text:span text:style-name="T171">]</text:span></text:p>
      <text:p text:style-name="P74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1"><text:tab/><text:tab/><text:tab/></text:span></text:span><text:span text:style-name="T172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2"><text:tab/></text:span><text:span text:style-name="T189">[</text:span><text:span text:style-name="T190">user</text:span><text:span text:style-name="T188"> </text:span><text:span text:style-name="T193">na</text:span><text:span text:style-name="T194">me</text:span><text:span text:style-name="T193"> possibly </text:span><text:span text:style-name="T195">addit</text:span><text:span text:style-name="T197">i</text:span><text:span text:style-name="T195">onal </text:span><text:span text:style-name="T196">user</text:span><text:span text:style-name="T192">]</text:span></text:p>
      <text:p text:style-name="P6"><text:span text:style-name="T106">Replace the </text:span><text:span text:style-name="T115">underlined</text:span><text:span text:style-name="T106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6">.</text:span></text:p>
      <text:p text:style-name="P37"/>
      <text:p text:style-name="P37"/>
      <text:p text:style-name="P8"><text:span text:style-name="T113">New installation?</text:span><text:span text:style-name="T107"><text:tab/></text:span><text:span text:style-name="T111"></text:span><text:span text:style-name="T112"><text:tab/>Start at chapter</text:span><text:span text:style-name="T107"> </text:span><text:span text:style-name="T113"><text:bookmark-ref text:reference-format="page" text:ref-name="__RefNumPara__4009_1271708128">2</text:bookmark-ref></text:span><text:span text:style-name="T107"><text:s text:c="2"/></text:span><text:span text:style-name="T114"><text:bookmark-ref text:reference-format="text" text:ref-name="__RefNumPara__4009_1271708128">Perform installation</text:bookmark-ref></text:span><text:span text:style-name="T110">.</text:span></text:p>
      <text:p text:style-name="P22"/>
      <text:p text:style-name="P22"/>
      <text:list xml:id="list3296856371" text:style-name="L1">
        <text:list-item>
          <text:p text:style-name="P79"><text:bookmark-start text:name="__RefNumPara__4083_1271708128"/>Prepar<text:span text:style-name="T206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6">Login any additional </text:span></text:span><text:span text:style-name="Definition"><text:span text:style-name="T201">USER</text:span></text:span><text:span text:style-name="User_20_Entry"><text:span text:style-name="T72">s</text:span></text:span><text:span text:style-name="User_20_Entry"><text:span text:style-name="T78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Install and manage Debian and Debian based systems like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12"/>
      <text:list xml:id="list105140262073033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7">Boot the computer from</text:span><text:span text:style-name="T121"><text:note text:id="ftn4" text:note-class="footnote"><text:note-citation>1</text:note-citation><text:note-body><text:p text:style-name="P72"><text:span text:style-name="T81">Boot menu/Setup via one of the </text:span><text:span text:style-name="T82">f</text:span><text:span text:style-name="T81">requently used keys:</text:span> Esc, Delete, F1, F2, <text:span text:style-name="T207">F9, </text:span>F10, F11, or F12.</text:p></text:note-body></text:note></text:span><text:span text:style-name="T117"> an</text:span><text:span text:style-name="T119"> </text:span><text:span text:style-name="Strong_20_Emphasis"><text:span text:style-name="T101"><text:user-field-get text:name="Distro">Ubuntu</text:user-field-get></text:span></text:span><text:span text:style-name="T120"><text:s/></text:span><text:span text:style-name="T102"><text:user-field-get text:name="Version">22.04 LTS</text:user-field-get></text:span><text:span text:style-name="T59"><text:s/>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9"><text:span text:style-name="T16">From a Live USB stick (or DVD) you can boot and work with 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T16">without modifying any files on the hard drive and also allows installation of </text:span><text:span text:style-name="Strong_20_Emphasis"><text:span text:style-name="T127"><text:user-field-get text:name="Distro">Ubuntu</text:user-field-get></text:span></text:span><text:span text:style-name="Strong_20_Emphasis"><text:span text:style-name="T127">.</text:span></text:span></text:p></text:note-body></text:note></text:span><text:span text:style-name="T117"> USB stick</text:span><text:span text:style-name="T60"><text:note text:id="ftn6" text:note-class="footnote"><text:note-citation>3</text:note-citation><text:note-body><text:p text:style-name="P75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8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7"><text:user-field-get text:name="Distro">Ubuntu</text:user-field-get></text:span></text:span><text:span text:style-name="Strong_20_Emphasis"><text:span text:style-name="T77"><text:s/></text:span></text:span><text:span text:style-name="Strong_20_Emphasis"><text:span text:style-name="T77"><text:user-field-get text:name="Version">22.04 LTS</text:user-field-get></text:span></text:span><text:span text:style-name="Strong_20_Emphasis"><text:span text:style-name="T73"><text:s/>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7">.</text:span></text:span></text:p><text:p text:style-name="P55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5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5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5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7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37">At</text:span><text:span text:style-name="T136"> </text:span><text:span text:style-name="Strong_20_Emphasis"><text:span text:style-name="T140">Profile setup</text:span></text:span><text:span text:style-name="Strong_20_Emphasis"><text:span text:style-name="T134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8"><text:span text:style-name="T145">Enter</text:span><text:span text:style-name="T141"> </text:span><text:span text:style-name="Strong_20_Emphasis"><text:span text:style-name="T140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0">me</text:span></text:span><text:span text:style-name="Strong_20_Emphasis"><text:span text:style-name="T147"> </text:span></text:span><text:span text:style-name="Definition"><text:span text:style-name="T4">user</text:span></text:span><text:span text:style-name="Strong_20_Emphasis"><text:span text:style-name="T148">, <text:line-break/></text:span></text:span><text:span text:style-name="Strong_20_Emphasis"><text:span text:style-name="T140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7">,<text:line-break/></text:span></text:span><text:span text:style-name="Strong_20_Emphasis"><text:span text:style-name="T144">Pick a username</text:span></text:span><text:span text:style-name="Strong_20_Emphasis"><text:span text:style-name="T147"> </text:span></text:span><text:span text:style-name="Definition"><text:span text:style-name="T4">username</text:span></text:span><text:span text:style-name="Strong_20_Emphasis"><text:span text:style-name="T147">, </text:span></text:span><text:span text:style-name="Strong_20_Emphasis"><text:span text:style-name="T149">and</text:span></text:span><text:span text:style-name="Strong_20_Emphasis"><text:span text:style-name="T147"><text:line-break/></text:span></text:span><text:span text:style-name="Strong_20_Emphasis"><text:span text:style-name="T135">enter a </text:span></text:span><text:span text:style-name="Strong_20_Emphasis"><text:span text:style-name="T138">password</text:span></text:span><text:span text:style-name="Strong_20_Emphasis"><text:span text:style-name="T135"> twice</text:span></text:span><text:span text:style-name="Strong_20_Emphasis"><text:span text:style-name="T146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05139805795115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6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Install and manage Debian and Debian based systems like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05139187964069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9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00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2">End of checklist,</text:span><text:span text:style-name="T133"> </text:span><text:span text:style-name="Strong_20_Emphasis"><text:span text:style-name="T99"><text:user-field-get text:name="Distro">Ubuntu</text:user-field-get></text:span></text:span><text:span text:style-name="T131"><text:s/></text:span><text:span text:style-name="T130"><text:user-field-get text:name="Version">22.04 LTS</text:user-field-get></text:span><text:span text:style-name="Strong_20_Emphasis"><text:span text:style-name="T100"><text:s/></text:span>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2">installation is complete.</text:span></text:p>
      <text:p text:style-name="P15"/>
      <text:p text:style-name="P10"><text:span text:style-name="Emphasis"><text:span text:style-name="T154">Written</text:span></text:span><text:span text:style-name="Emphasis"><text:span text:style-name="T152"> </text:span></text:span><text:span text:style-name="Emphasis"><text:span text:style-name="T154">by</text:span></text:span><text:span text:style-name="Emphasis"><text:span text:style-name="T15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3">Karel Zimmer</text:span></text:span></text:a><text:span text:style-name="Emphasis"><text:span text:style-name="T152">, </text:span></text:span><text:a xlink:type="simple" xlink:href="https://creativecommons.org/publicdomain/zero/1.0" text:style-name="Internet_20_link" text:visited-style-name="Visited_20_Internet_20_Link"><text:span text:style-name="Emphasis"><text:span text:style-name="T155">CC0 1.0 Universal</text:span></text:span></text:a><text:span text:style-name="Emphasis"><text:span text:style-name="T152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3-05-13T10:11:41.587769854" text:fixed="true">2023</text:date></text:span></text:span><text:span text:style-name="Emphasis"><text:span text:style-name="T1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9-30T10:51:38.419851413">30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1:38.287984525</dc:date>
    <meta:keyword>Installatie</meta:keyword>
    <meta:keyword>Checklist</meta:keyword>
    <meta:keyword>Linux</meta:keyword>
    <meta:editing-cycles>6802</meta:editing-cycles>
    <meta:editing-duration>P11DT22H47M2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2" meta:word-count="463" meta:character-count="2862" meta:non-whitespace-character-count="2427"/>
    <meta:user-defined meta:name="Info 1"/>
    <meta:user-defined meta:name="Info 2"/>
    <meta:user-defined meta:name="Info 3"/>
    <meta:user-defined meta:name="Info 4"/>
  </office:meta>
</office:document-meta>
</file>